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5807in"/>
    </style:style>
    <style:style style:name="co2" style:family="table-column">
      <style:table-column-properties fo:break-before="auto" style:column-width="1.5972in"/>
    </style:style>
    <style:style style:name="co3" style:family="table-column">
      <style:table-column-properties fo:break-before="auto" style:column-width="2.1764in"/>
    </style:style>
    <style:style style:name="co4" style:family="table-column">
      <style:table-column-properties fo:break-before="auto" style:column-width="3.594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Swoole 1000 # reqs/sec</text:p>
          </table:table-cell>
          <table:table-cell office:value-type="string">
            <text:p>Apache/mod_php 1000 # reqs/sec</text:p>
          </table:table-cell>
          <table:table-cell/>
          <table:table-cell>
            <draw:frame table:end-cell-address="Sheet1.L22" table:end-x="0.1154in" table:end-y="0.0591in" draw:z-index="0" draw:style-name="gr1" draw:text-style-name="P1" svg:width="6.2988in" svg:height="3.5429in" svg:x="0.0398in" svg:y="0.0394in">
              <draw:object draw:notify-on-update-of-ranges="Sheet1.A1:Sheet1.A1 Sheet1.A2:Sheet1.A12 Sheet1.B1:Sheet1.B1 Sheet1.B2:Sheet1.B12 Sheet1.C1:Sheet1.C1 Sheet1.C2:Sheet1.C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string">
            <text:p>[1]</text:p>
          </table:table-cell>
          <table:table-cell office:value-type="float" office:value="34923.27">
            <text:p>34923.27</text:p>
          </table:table-cell>
          <table:table-cell office:value-type="float" office:value="1499.39">
            <text:p>1499.39</text:p>
          </table:table-cell>
          <table:table-cell office:value-type="string">
            <text:p>basic</text:p>
          </table:table-cell>
          <table:table-cell/>
        </table:table-row>
        <table:table-row table:style-name="ro2">
          <table:table-cell office:value-type="string">
            <text:p>[2]</text:p>
          </table:table-cell>
          <table:table-cell office:value-type="float" office:value="34662.77">
            <text:p>34662.77</text:p>
          </table:table-cell>
          <table:table-cell office:value-type="float" office:value="1339.36">
            <text:p>1339.36</text:p>
          </table:table-cell>
          <table:table-cell office:value-type="string">
            <text:p>basic_class_load</text:p>
          </table:table-cell>
          <table:table-cell/>
        </table:table-row>
        <table:table-row table:style-name="ro2">
          <table:table-cell office:value-type="string">
            <text:p>[3]</text:p>
          </table:table-cell>
          <table:table-cell office:value-type="float" office:value="35451.69">
            <text:p>35451.69</text:p>
          </table:table-cell>
          <table:table-cell office:value-type="float" office:value="1016.76">
            <text:p>1016.76</text:p>
          </table:table-cell>
          <table:table-cell office:value-type="string">
            <text:p>basic_class_load_multiple</text:p>
          </table:table-cell>
          <table:table-cell/>
        </table:table-row>
        <table:table-row table:style-name="ro2">
          <table:table-cell office:value-type="string">
            <text:p>[4]</text:p>
          </table:table-cell>
          <table:table-cell table:number-columns-repeated="2" office:value-type="string">
            <text:p>NA</text:p>
          </table:table-cell>
          <table:table-cell office:value-type="string">
            <text:p>basic_query</text:p>
          </table:table-cell>
          <table:table-cell/>
        </table:table-row>
        <table:table-row table:style-name="ro2">
          <table:table-cell office:value-type="string">
            <text:p>[5]</text:p>
          </table:table-cell>
          <table:table-cell office:value-type="float" office:value="4326.38">
            <text:p>4326.38</text:p>
          </table:table-cell>
          <table:table-cell office:value-type="string">
            <text:p>FAILED</text:p>
          </table:table-cell>
          <table:table-cell office:value-type="string">
            <text:p>basic_query_with_pool</text:p>
          </table:table-cell>
          <table:table-cell/>
        </table:table-row>
        <table:table-row table:style-name="ro2">
          <table:table-cell office:value-type="string">
            <text:p>[6]</text:p>
          </table:table-cell>
          <table:table-cell office:value-type="float" office:value="38591.86">
            <text:p>38591.86</text:p>
          </table:table-cell>
          <table:table-cell office:value-type="float" office:value="1535.84">
            <text:p>1535.84</text:p>
          </table:table-cell>
          <table:table-cell office:value-type="string">
            <text:p>basic_query_with_pool_and_caching</text:p>
          </table:table-cell>
          <table:table-cell/>
        </table:table-row>
        <table:table-row table:style-name="ro2">
          <table:table-cell office:value-type="string">
            <text:p>[7]</text:p>
          </table:table-cell>
          <table:table-cell office:value-type="float" office:value="14635.35">
            <text:p>14635.35</text:p>
          </table:table-cell>
          <table:table-cell office:value-type="string">
            <text:p>FAILED</text:p>
          </table:table-cell>
          <table:table-cell office:value-type="string">
            <text:p>real_app_simulation</text:p>
          </table:table-cell>
          <table:table-cell/>
        </table:table-row>
        <table:table-row table:style-name="ro2">
          <table:table-cell office:value-type="string">
            <text:p>[8]</text:p>
          </table:table-cell>
          <table:table-cell office:value-type="float" office:value="1426.92">
            <text:p>1426.92</text:p>
          </table:table-cell>
          <table:table-cell office:value-type="string">
            <text:p>FAILED</text:p>
          </table:table-cell>
          <table:table-cell office:value-type="string">
            <text:p>real_app_simulation_with_files</text:p>
          </table:table-cell>
          <table:table-cell/>
        </table:table-row>
        <table:table-row table:style-name="ro2">
          <table:table-cell office:value-type="string">
            <text:p>[9]</text:p>
          </table:table-cell>
          <table:table-cell office:value-type="float" office:value="314.33">
            <text:p>314.33</text:p>
          </table:table-cell>
          <table:table-cell office:value-type="string">
            <text:p>FAILED</text:p>
          </table:table-cell>
          <table:table-cell office:value-type="string">
            <text:p>real_app_simulation_with_files_and_connections</text:p>
          </table:table-cell>
          <table:table-cell/>
        </table:table-row>
        <table:table-row table:style-name="ro2">
          <table:table-cell office:value-type="string">
            <text:p>[10]</text:p>
          </table:table-cell>
          <table:table-cell office:value-type="float" office:value="1956.75">
            <text:p>1956.75</text:p>
          </table:table-cell>
          <table:table-cell office:value-type="float" office:value="702.33">
            <text:p>702.33</text:p>
          </table:table-cell>
          <table:table-cell office:value-type="string">
            <text:p>real_app_simulation_with_files_and_connections_simpler</text:p>
          </table:table-cell>
          <table:table-cell/>
        </table:table-row>
        <table:table-row table:style-name="ro2">
          <table:table-cell office:value-type="string">
            <text:p>[11]</text:p>
          </table:table-cell>
          <table:table-cell office:value-type="float" office:value="2228.23">
            <text:p>2228.23</text:p>
          </table:table-cell>
          <table:table-cell office:value-type="string">
            <text:p>FAILED</text:p>
          </table:table-cell>
          <table:table-cell office:value-type="string">
            <text:p>simple_real_app_simulatio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Zen Hei Sharp" style:language-asian="zh" style:country-asian="CN" style:font-name-complex="Lohit Devanagari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4">11/04/2019</text:date>, <text:time>13:4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2:19:53.917779394</meta:creation-date>
    <meta:generator>OpenOffice/4.1.6$Unix OpenOffice.org_project/416m1$Build-9790</meta:generator>
    <dc:date>2019-11-04T13:48:59</dc:date>
    <meta:editing-duration>PT39M39S</meta:editing-duration>
    <meta:editing-cycles>16</meta:editing-cycles>
    <dc:creator>Vesko Kenashkov</dc:creator>
    <meta:document-statistic meta:table-count="1" meta:cell-count="4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292cm" svg:y="0.316cm" chart:style-name="ch2">
          <text:p>1 000 concurrency / 10 000 requests</text:p>
        </chart:title>
        <chart:legend chart:legend-position="bottom" svg:x="2.996cm" svg:y="8.217cm" style:legend-expansion="wide" chart:style-name="ch3"/>
        <chart:plot-area chart:style-name="ch4" table:cell-range-address="Sheet1.A1:Sheet1.C12" chart:data-source-has-labels="both" svg:x="1.331cm" svg:y="1.455cm" svg:width="14.029cm" svg:height="5.60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75cm" svg:y="1.508cm" svg:width="12.518cm" svg:height="4.90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title svg:x="7.851cm" svg:y="7.236cm" chart:style-name="ch6">
              <text:p>Test #</text:p>
            </chart:title>
            <chart:categories table:cell-range-address="Sheet1.A2:Sheet1.A12"/>
          </chart:axis>
          <chart:axis chart:dimension="y" chart:name="primary-y" chart:style-name="ch7">
            <chart:title svg:x="0.451cm" svg:y="5.847cm" chart:style-name="ch8">
              <text:p>Requests per second</text:p>
            </chart:title>
            <chart:grid chart:style-name="ch9" chart:class="major"/>
          </chart:axis>
          <chart:axis chart:dimension="z" chart:name="primary-z" chart:style-name="ch5"/>
          <chart:series chart:style-name="ch10" chart:values-cell-range-address="Sheet1.B2:Sheet1.B12" chart:label-cell-address="Sheet1.B1:Sheet1.B1" chart:class="chart:bar">
            <chart:data-point chart:repeated="11"/>
          </chart:series>
          <chart:series chart:style-name="ch11" chart:values-cell-range-address="Sheet1.C2:Sheet1.C12" chart:label-cell-address="Sheet1.C1:Sheet1.C1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woole 1000 # reqs/sec</text:p>
                <draw:g>
                  <svg:desc>Sheet1.B1:Sheet1.B1</svg:desc>
                </draw:g>
              </table:table-cell>
              <table:table-cell office:value-type="string">
                <text:p>Apache/mod_php 1000 # reqs/sec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[1]</text:p>
                <draw:g>
                  <svg:desc>Sheet1.A2:Sheet1.A12</svg:desc>
                </draw:g>
              </table:table-cell>
              <table:table-cell office:value-type="float" office:value="34923.27">
                <text:p>34923.27</text:p>
                <draw:g>
                  <svg:desc>Sheet1.B2:Sheet1.B12</svg:desc>
                </draw:g>
              </table:table-cell>
              <table:table-cell office:value-type="float" office:value="1499.39">
                <text:p>1499.39</text:p>
                <draw:g>
                  <svg:desc>Sheet1.C2:Sheet1.C12</svg:desc>
                </draw:g>
              </table:table-cell>
            </table:table-row>
            <table:table-row>
              <table:table-cell office:value-type="string">
                <text:p>[2]</text:p>
              </table:table-cell>
              <table:table-cell office:value-type="float" office:value="34662.77">
                <text:p>34662.77</text:p>
              </table:table-cell>
              <table:table-cell office:value-type="float" office:value="1339.36">
                <text:p>1339.36</text:p>
              </table:table-cell>
            </table:table-row>
            <table:table-row>
              <table:table-cell office:value-type="string">
                <text:p>[3]</text:p>
              </table:table-cell>
              <table:table-cell office:value-type="float" office:value="35451.69">
                <text:p>35451.69</text:p>
              </table:table-cell>
              <table:table-cell office:value-type="float" office:value="1016.76">
                <text:p>1016.76</text:p>
              </table:table-cell>
            </table:table-row>
            <table:table-row>
              <table:table-cell office:value-type="string">
                <text:p>[4]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[5]</text:p>
              </table:table-cell>
              <table:table-cell office:value-type="float" office:value="4326.38">
                <text:p>4326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[6]</text:p>
              </table:table-cell>
              <table:table-cell office:value-type="float" office:value="38591.86">
                <text:p>38591.86</text:p>
              </table:table-cell>
              <table:table-cell office:value-type="float" office:value="1535.84">
                <text:p>1535.84</text:p>
              </table:table-cell>
            </table:table-row>
            <table:table-row>
              <table:table-cell office:value-type="string">
                <text:p>[7]</text:p>
              </table:table-cell>
              <table:table-cell office:value-type="float" office:value="14635.35">
                <text:p>14635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[8]</text:p>
              </table:table-cell>
              <table:table-cell office:value-type="float" office:value="1426.92">
                <text:p>1426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[9]</text:p>
              </table:table-cell>
              <table:table-cell office:value-type="float" office:value="314.33">
                <text:p>314.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[10]</text:p>
              </table:table-cell>
              <table:table-cell office:value-type="float" office:value="1956.75">
                <text:p>1956.75</text:p>
              </table:table-cell>
              <table:table-cell office:value-type="float" office:value="702.33">
                <text:p>702.33</text:p>
              </table:table-cell>
            </table:table-row>
            <table:table-row>
              <table:table-cell office:value-type="string">
                <text:p>[11]</text:p>
              </table:table-cell>
              <table:table-cell office:value-type="float" office:value="2228.23">
                <text:p>2228.2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Unix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